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0.35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90.31pt"/>
    </style:style>
    <style:style style:name="co6" style:family="table-column">
      <style:table-column-properties fo:break-before="auto" style:column-width="123.51pt"/>
    </style:style>
    <style:style style:name="co7" style:family="table-column">
      <style:table-column-properties fo:break-before="auto" style:column-width="112.71pt"/>
    </style:style>
    <style:style style:name="co8" style:family="table-column">
      <style:table-column-properties fo:break-before="auto" style:column-width="124.24pt"/>
    </style:style>
    <style:style style:name="co9" style:family="table-column">
      <style:table-column-properties fo:break-before="auto" style:column-width="81.04pt"/>
    </style:style>
    <style:style style:name="co10" style:family="table-column">
      <style:table-column-properties fo:break-before="auto" style:column-width="104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locking Result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51172" calcext:value-type="float">
            <text:p>3.51172</text:p>
          </table:table-cell>
          <table:table-cell office:value-type="float" office:value="3.346878" calcext:value-type="float">
            <text:p>3.346878</text:p>
          </table:table-cell>
          <table:table-cell office:value-type="float" office:value="3.2903" calcext:value-type="float">
            <text:p>3.2903</text:p>
          </table:table-cell>
          <table:table-cell office:value-type="float" office:value="3.321269" calcext:value-type="float">
            <text:p>3.321269</text:p>
          </table:table-cell>
          <table:table-cell office:value-type="float" office:value="3.2751" calcext:value-type="float">
            <text:p>3.2751</text:p>
          </table:table-cell>
          <table:table-cell table:formula="of:=AVERAGE([.B1];[.C1];[.D1];[.E1];[.F1])" office:value-type="float" office:value="3.3490534" calcext:value-type="float">
            <text:p>3.34905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891127" calcext:value-type="float">
            <text:p>1.891127</text:p>
          </table:table-cell>
          <table:table-cell office:value-type="float" office:value="1.909106" calcext:value-type="float">
            <text:p>1.909106</text:p>
          </table:table-cell>
          <table:table-cell office:value-type="float" office:value="1.941143" calcext:value-type="float">
            <text:p>1.941143</text:p>
          </table:table-cell>
          <table:table-cell office:value-type="float" office:value="1.910115" calcext:value-type="float">
            <text:p>1.910115</text:p>
          </table:table-cell>
          <table:table-cell office:value-type="float" office:value="1.91049" calcext:value-type="float">
            <text:p>1.91049</text:p>
          </table:table-cell>
          <table:table-cell table:formula="of:=AVERAGE([.B2];[.C2];[.D2];[.E2];[.F2])" office:value-type="float" office:value="1.9123962" calcext:value-type="float">
            <text:p>1.91239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47675" calcext:value-type="float">
            <text:p>0.947675</text:p>
          </table:table-cell>
          <table:table-cell office:value-type="float" office:value="0.929966" calcext:value-type="float">
            <text:p>0.929966</text:p>
          </table:table-cell>
          <table:table-cell office:value-type="float" office:value="0.96034" calcext:value-type="float">
            <text:p>0.96034</text:p>
          </table:table-cell>
          <table:table-cell office:value-type="float" office:value="0.93394" calcext:value-type="float">
            <text:p>0.93394</text:p>
          </table:table-cell>
          <table:table-cell office:value-type="float" office:value="0.947903" calcext:value-type="float">
            <text:p>0.947903</text:p>
          </table:table-cell>
          <table:table-cell table:formula="of:=AVERAGE([.B3];[.C3];[.D3];[.E3];[.F3])" office:value-type="float" office:value="0.9439648" calcext:value-type="float">
            <text:p>0.94396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67999" calcext:value-type="float">
            <text:p>0.967999</text:p>
          </table:table-cell>
          <table:table-cell office:value-type="float" office:value="0.991993" calcext:value-type="float">
            <text:p>0.991993</text:p>
          </table:table-cell>
          <table:table-cell office:value-type="float" office:value="0.991975" calcext:value-type="float">
            <text:p>0.991975</text:p>
          </table:table-cell>
          <table:table-cell office:value-type="float" office:value="0.967998" calcext:value-type="float">
            <text:p>0.967998</text:p>
          </table:table-cell>
          <table:table-cell office:value-type="float" office:value="0.959984" calcext:value-type="float">
            <text:p>0.959984</text:p>
          </table:table-cell>
          <table:table-cell table:formula="of:=AVERAGE([.B4];[.C4];[.D4];[.E4];[.F4])" office:value-type="float" office:value="0.9759898" calcext:value-type="float">
            <text:p>0.97598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05218" calcext:value-type="float">
            <text:p>0.505218</text:p>
          </table:table-cell>
          <table:table-cell office:value-type="float" office:value="0.505635" calcext:value-type="float">
            <text:p>0.505635</text:p>
          </table:table-cell>
          <table:table-cell office:value-type="float" office:value="0.505585" calcext:value-type="float">
            <text:p>0.505585</text:p>
          </table:table-cell>
          <table:table-cell office:value-type="float" office:value="0.504863" calcext:value-type="float">
            <text:p>0.504863</text:p>
          </table:table-cell>
          <table:table-cell office:value-type="float" office:value="0.50498" calcext:value-type="float">
            <text:p>0.50498</text:p>
          </table:table-cell>
          <table:table-cell table:formula="of:=AVERAGE([.B5];[.C5];[.D5];[.E5];[.F5])" office:value-type="float" office:value="0.5052562" calcext:value-type="float">
            <text:p>0.5052562</text:p>
          </table:table-cell>
        </table:table-row>
      </table:table>
      <table:table table:name="Blocking Plot" table:style-name="ta1">
        <table:shapes>
          <draw:frame draw:z-index="0" draw:style-name="gr1" draw:text-style-name="P1" svg:width="453.51pt" svg:height="255.09pt" svg:x="162.31pt" svg:y="2.83pt">
            <draw:object draw:notify-on-update-of-ranges="'Blocking Plot'.A2:'Blocking Plot'.A6 'Blocking Plot'.B1:'Blocking Plot'.B1 'Blocking Plot'.B2:'Blocking Plot'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of Processes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490534" calcext:value-type="float">
            <text:p>3.34905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9123962" calcext:value-type="float">
            <text:p>1.91239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439648" calcext:value-type="float">
            <text:p>0.94396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759898" calcext:value-type="float">
            <text:p>0.97598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052562" calcext:value-type="float">
            <text:p>0.5052562</text:p>
          </table:table-cell>
        </table:table-row>
      </table:table>
      <table:table table:name="Non Blocking Results" table:style-name="ta1">
        <table:table-column table:style-name="co2" table:number-columns-repeated="7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81718" calcext:value-type="float">
            <text:p>3.381718</text:p>
          </table:table-cell>
          <table:table-cell office:value-type="float" office:value="3.356295" calcext:value-type="float">
            <text:p>3.356295</text:p>
          </table:table-cell>
          <table:table-cell office:value-type="float" office:value="3.387227" calcext:value-type="float">
            <text:p>3.387227</text:p>
          </table:table-cell>
          <table:table-cell office:value-type="float" office:value="3.353986" calcext:value-type="float">
            <text:p>3.353986</text:p>
          </table:table-cell>
          <table:table-cell office:value-type="float" office:value="3.356455" calcext:value-type="float">
            <text:p>3.356455</text:p>
          </table:table-cell>
          <table:table-cell table:formula="of:=AVERAGE([.B1];[.C1];[.D1];[.E1];[.F1])" office:value-type="float" office:value="3.3671362" calcext:value-type="float">
            <text:p>3.36713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950339" calcext:value-type="float">
            <text:p>1.950339</text:p>
          </table:table-cell>
          <table:table-cell office:value-type="float" office:value="2.020073" calcext:value-type="float">
            <text:p>2.020073</text:p>
          </table:table-cell>
          <table:table-cell office:value-type="float" office:value="1.956872" calcext:value-type="float">
            <text:p>1.956872</text:p>
          </table:table-cell>
          <table:table-cell office:value-type="float" office:value="1.958303" calcext:value-type="float">
            <text:p>1.958303</text:p>
          </table:table-cell>
          <table:table-cell office:value-type="float" office:value="1.936311" calcext:value-type="float">
            <text:p>1.936311</text:p>
          </table:table-cell>
          <table:table-cell table:formula="of:=AVERAGE([.B2];[.C2];[.D2];[.E2];[.F2])" office:value-type="float" office:value="1.9643796" calcext:value-type="float">
            <text:p>1.96437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54391" calcext:value-type="float">
            <text:p>0.954391</text:p>
          </table:table-cell>
          <table:table-cell office:value-type="float" office:value="0.954129" calcext:value-type="float">
            <text:p>0.954129</text:p>
          </table:table-cell>
          <table:table-cell office:value-type="float" office:value="0.959365" calcext:value-type="float">
            <text:p>0.959365</text:p>
          </table:table-cell>
          <table:table-cell office:value-type="float" office:value="0.984464" calcext:value-type="float">
            <text:p>0.984464</text:p>
          </table:table-cell>
          <table:table-cell office:value-type="float" office:value="0.954386" calcext:value-type="float">
            <text:p>0.954386</text:p>
          </table:table-cell>
          <table:table-cell table:formula="of:=AVERAGE([.B3];[.C3];[.D3];[.E3];[.F3])" office:value-type="float" office:value="0.961347" calcext:value-type="float">
            <text:p>0.9613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83994" calcext:value-type="float">
            <text:p>0.983994</text:p>
          </table:table-cell>
          <table:table-cell office:value-type="float" office:value="1.023989" calcext:value-type="float">
            <text:p>1.023989</text:p>
          </table:table-cell>
          <table:table-cell office:value-type="float" office:value="0.991997" calcext:value-type="float">
            <text:p>0.991997</text:p>
          </table:table-cell>
          <table:table-cell office:value-type="float" office:value="0.991987" calcext:value-type="float">
            <text:p>0.991987</text:p>
          </table:table-cell>
          <table:table-cell office:value-type="float" office:value="1.019986" calcext:value-type="float">
            <text:p>1.019986</text:p>
          </table:table-cell>
          <table:table-cell table:formula="of:=AVERAGE([.B4];[.C4];[.D4];[.E4];[.F4])" office:value-type="float" office:value="1.0023906" calcext:value-type="float">
            <text:p>1.00239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26862" calcext:value-type="float">
            <text:p>0.726862</text:p>
          </table:table-cell>
          <table:table-cell office:value-type="float" office:value="0.72116" calcext:value-type="float">
            <text:p>0.72116</text:p>
          </table:table-cell>
          <table:table-cell office:value-type="float" office:value="0.705236" calcext:value-type="float">
            <text:p>0.705236</text:p>
          </table:table-cell>
          <table:table-cell office:value-type="float" office:value="0.707997" calcext:value-type="float">
            <text:p>0.707997</text:p>
          </table:table-cell>
          <table:table-cell office:value-type="float" office:value="0.700006" calcext:value-type="float">
            <text:p>0.700006</text:p>
          </table:table-cell>
          <table:table-cell table:formula="of:=AVERAGE([.B5];[.C5];[.D5];[.E5];[.F5])" office:value-type="float" office:value="0.7122522" calcext:value-type="float">
            <text:p>0.7122522</text:p>
          </table:table-cell>
        </table:table-row>
      </table:table>
      <table:table table:name="Non Blocking Plot" table:style-name="ta1">
        <table:shapes>
          <draw:frame draw:z-index="0" draw:style-name="gr1" draw:text-style-name="P1" svg:width="453.51pt" svg:height="255.09pt" svg:x="162.37pt" svg:y="2.83pt">
            <draw:object draw:notify-on-update-of-ranges="'Non Blocking Plot'.A1:'Non Blocking Plot'.A6 'Non Blocking Plot'.B1:'Non Blocking Plot'.B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 of processes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671362" calcext:value-type="float">
            <text:p>3.36713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9643796" calcext:value-type="float">
            <text:p>1.96437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61347" calcext:value-type="float">
            <text:p>0.9613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0023906" calcext:value-type="float">
            <text:p>1.00239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122522" calcext:value-type="float">
            <text:p>0.7122522</text:p>
          </table:table-cell>
        </table:table-row>
      </table:table>
      <table:table table:name="Gather Results" table:style-name="ta1">
        <table:table-column table:style-name="co2" table:number-columns-repeated="7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400405" calcext:value-type="float">
            <text:p>3.400405</text:p>
          </table:table-cell>
          <table:table-cell office:value-type="float" office:value="3.422884" calcext:value-type="float">
            <text:p>3.422884</text:p>
          </table:table-cell>
          <table:table-cell office:value-type="float" office:value="3.673183" calcext:value-type="float">
            <text:p>3.673183</text:p>
          </table:table-cell>
          <table:table-cell office:value-type="float" office:value="3.359783" calcext:value-type="float">
            <text:p>3.359783</text:p>
          </table:table-cell>
          <table:table-cell office:value-type="float" office:value="3.688195" calcext:value-type="float">
            <text:p>3.688195</text:p>
          </table:table-cell>
          <table:table-cell table:formula="of:=AVERAGE([.B1];[.C1];[.D1];[.E1];[.F1])" office:value-type="float" office:value="3.50889" calcext:value-type="float">
            <text:p>3.508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948867" calcext:value-type="float">
            <text:p>1.948867</text:p>
          </table:table-cell>
          <table:table-cell office:value-type="float" office:value="1.993458" calcext:value-type="float">
            <text:p>1.993458</text:p>
          </table:table-cell>
          <table:table-cell office:value-type="float" office:value="1.962697" calcext:value-type="float">
            <text:p>1.962697</text:p>
          </table:table-cell>
          <table:table-cell office:value-type="float" office:value="1.944378" calcext:value-type="float">
            <text:p>1.944378</text:p>
          </table:table-cell>
          <table:table-cell office:value-type="float" office:value="1.96408" calcext:value-type="float">
            <text:p>1.96408</text:p>
          </table:table-cell>
          <table:table-cell table:formula="of:=AVERAGE([.B2];[.C2];[.D2];[.E2];[.F2])" office:value-type="float" office:value="1.962696" calcext:value-type="float">
            <text:p>1.9626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850048" calcext:value-type="float">
            <text:p>1.850048</text:p>
          </table:table-cell>
          <table:table-cell office:value-type="float" office:value="1.84442" calcext:value-type="float">
            <text:p>1.84442</text:p>
          </table:table-cell>
          <table:table-cell office:value-type="float" office:value="1.024682" calcext:value-type="float">
            <text:p>1.024682</text:p>
          </table:table-cell>
          <table:table-cell office:value-type="float" office:value="1.844193" calcext:value-type="float">
            <text:p>1.844193</text:p>
          </table:table-cell>
          <table:table-cell office:value-type="float" office:value="1.03069" calcext:value-type="float">
            <text:p>1.03069</text:p>
          </table:table-cell>
          <table:table-cell table:formula="of:=AVERAGE([.B3];[.C3];[.D3];[.E3];[.F3])" office:value-type="float" office:value="1.5188066" calcext:value-type="float">
            <text:p>1.51880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81987" calcext:value-type="float">
            <text:p>0.981987</text:p>
          </table:table-cell>
          <table:table-cell office:value-type="float" office:value="0.935648" calcext:value-type="float">
            <text:p>0.935648</text:p>
          </table:table-cell>
          <table:table-cell office:value-type="float" office:value="0.957417" calcext:value-type="float">
            <text:p>0.957417</text:p>
          </table:table-cell>
          <table:table-cell office:value-type="float" office:value="0.975879" calcext:value-type="float">
            <text:p>0.975879</text:p>
          </table:table-cell>
          <table:table-cell office:value-type="float" office:value="0.948343" calcext:value-type="float">
            <text:p>0.948343</text:p>
          </table:table-cell>
          <table:table-cell table:formula="of:=AVERAGE([.B4];[.C4];[.D4];[.E4];[.F4])" office:value-type="float" office:value="0.9598548" calcext:value-type="float">
            <text:p>0.95985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03903" calcext:value-type="float">
            <text:p>0.503903</text:p>
          </table:table-cell>
          <table:table-cell office:value-type="float" office:value="0.504067" calcext:value-type="float">
            <text:p>0.504067</text:p>
          </table:table-cell>
          <table:table-cell office:value-type="float" office:value="0.504259" calcext:value-type="float">
            <text:p>0.504259</text:p>
          </table:table-cell>
          <table:table-cell office:value-type="float" office:value="0.504056" calcext:value-type="float">
            <text:p>0.504056</text:p>
          </table:table-cell>
          <table:table-cell office:value-type="float" office:value="0.504103" calcext:value-type="float">
            <text:p>0.504103</text:p>
          </table:table-cell>
          <table:table-cell table:formula="of:=AVERAGE([.B5];[.C5];[.D5];[.E5];[.F5])" office:value-type="float" office:value="0.5040776" calcext:value-type="float">
            <text:p>0.5040776</text:p>
          </table:table-cell>
        </table:table-row>
      </table:table>
      <table:table table:name="Gather Plot" table:style-name="ta1">
        <table:shapes>
          <draw:frame draw:z-index="0" draw:style-name="gr1" draw:text-style-name="P1" svg:width="453.51pt" svg:height="255.09pt" svg:x="130.85pt" svg:y="2.83pt">
            <draw:object draw:notify-on-update-of-ranges="'Gather Plot'.A1:'Gather Plot'.A6 'Gather Plot'.B1:'Gather Plot'.B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# of processesTime(s)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50889" calcext:value-type="float">
            <text:p>3.508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962696" calcext:value-type="float">
            <text:p>1.9626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5188066" calcext:value-type="float">
            <text:p>1.51880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598548" calcext:value-type="float">
            <text:p>0.95985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040776" calcext:value-type="float">
            <text:p>0.5040776</text:p>
          </table:table-cell>
        </table:table-row>
      </table:table>
      <table:table table:name="Reduce Results" table:style-name="ta1">
        <table:table-column table:style-name="co2" table:number-columns-repeated="7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37113" calcext:value-type="float">
            <text:p>3.337113</text:p>
          </table:table-cell>
          <table:table-cell office:value-type="float" office:value="3.356915" calcext:value-type="float">
            <text:p>3.356915</text:p>
          </table:table-cell>
          <table:table-cell office:value-type="float" office:value="3.320924" calcext:value-type="float">
            <text:p>3.320924</text:p>
          </table:table-cell>
          <table:table-cell office:value-type="float" office:value="3.324081" calcext:value-type="float">
            <text:p>3.324081</text:p>
          </table:table-cell>
          <table:table-cell office:value-type="float" office:value="3.345185" calcext:value-type="float">
            <text:p>3.345185</text:p>
          </table:table-cell>
          <table:table-cell table:formula="of:=AVERAGE([.B1];[.C1];[.D1];[.E1];[.F1])" office:value-type="float" office:value="3.3368436" calcext:value-type="float">
            <text:p>3.33684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865669" calcext:value-type="float">
            <text:p>1.865669</text:p>
          </table:table-cell>
          <table:table-cell office:value-type="float" office:value="1.884553" calcext:value-type="float">
            <text:p>1.884553</text:p>
          </table:table-cell>
          <table:table-cell office:value-type="float" office:value="1.864463" calcext:value-type="float">
            <text:p>1.864463</text:p>
          </table:table-cell>
          <table:table-cell office:value-type="float" office:value="1.837959" calcext:value-type="float">
            <text:p>1.837959</text:p>
          </table:table-cell>
          <table:table-cell office:value-type="float" office:value="1.873111" calcext:value-type="float">
            <text:p>1.873111</text:p>
          </table:table-cell>
          <table:table-cell table:formula="of:=AVERAGE([.B2];[.C2];[.D2];[.E2];[.F2])" office:value-type="float" office:value="1.865151" calcext:value-type="float">
            <text:p>1.8651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58546" calcext:value-type="float">
            <text:p>0.958546</text:p>
          </table:table-cell>
          <table:table-cell office:value-type="float" office:value="0.959138" calcext:value-type="float">
            <text:p>0.959138</text:p>
          </table:table-cell>
          <table:table-cell office:value-type="float" office:value="0.984665" calcext:value-type="float">
            <text:p>0.984665</text:p>
          </table:table-cell>
          <table:table-cell office:value-type="float" office:value="0.958431" calcext:value-type="float">
            <text:p>0.958431</text:p>
          </table:table-cell>
          <table:table-cell office:value-type="float" office:value="0.981136" calcext:value-type="float">
            <text:p>0.981136</text:p>
          </table:table-cell>
          <table:table-cell table:formula="of:=AVERAGE([.B3];[.C3];[.D3];[.E3];[.F3])" office:value-type="float" office:value="0.9683832" calcext:value-type="float">
            <text:p>0.96838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45708" calcext:value-type="float">
            <text:p>0.745708</text:p>
          </table:table-cell>
          <table:table-cell office:value-type="float" office:value="0.751263" calcext:value-type="float">
            <text:p>0.751263</text:p>
          </table:table-cell>
          <table:table-cell office:value-type="float" office:value="0.762764" calcext:value-type="float">
            <text:p>0.762764</text:p>
          </table:table-cell>
          <table:table-cell office:value-type="float" office:value="0.764836" calcext:value-type="float">
            <text:p>0.764836</text:p>
          </table:table-cell>
          <table:table-cell office:value-type="float" office:value="0.746301" calcext:value-type="float">
            <text:p>0.746301</text:p>
          </table:table-cell>
          <table:table-cell table:formula="of:=AVERAGE([.B4];[.C4];[.D4];[.E4];[.F4])" office:value-type="float" office:value="0.7541744" calcext:value-type="float">
            <text:p>0.75417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.503431" calcext:value-type="float">
            <text:p>0.503431</text:p>
          </table:table-cell>
          <table:table-cell office:value-type="float" office:value="0.503752" calcext:value-type="float">
            <text:p>0.503752</text:p>
          </table:table-cell>
          <table:table-cell office:value-type="float" office:value="0.50417" calcext:value-type="float">
            <text:p>0.50417</text:p>
          </table:table-cell>
          <table:table-cell office:value-type="float" office:value="0.504064" calcext:value-type="float">
            <text:p>0.504064</text:p>
          </table:table-cell>
          <table:table-cell table:formula="of:=AVERAGE([.B5];[.C5];[.D5];[.E5];[.F5])" office:value-type="float" office:value="0.5037696" calcext:value-type="float">
            <text:p>0.5037696</text:p>
          </table:table-cell>
        </table:table-row>
      </table:table>
      <table:table table:name="Reduce Plot" table:style-name="ta1">
        <table:shapes>
          <draw:frame draw:z-index="0" draw:style-name="gr1" draw:text-style-name="P1" svg:width="453.51pt" svg:height="255.09pt" svg:x="162.2pt" svg:y="2.83pt">
            <draw:object draw:notify-on-update-of-ranges="'Reduce Plot'.A1:'Reduce Plot'.A6 'Reduce Plot'.B1:'Reduce Plot'.B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# of processes</text:p>
          </table:table-cell>
          <table:table-cell office:value-type="string" calcext:value-type="string">
            <text:p>Time(s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368436" calcext:value-type="float">
            <text:p>3.33684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865151" calcext:value-type="float">
            <text:p>1.8651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502678" calcext:value-type="float">
            <text:p>1.5026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541744" calcext:value-type="float">
            <text:p>0.75417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037696" calcext:value-type="float">
            <text:p>0.5037696</text:p>
          </table:table-cell>
        </table:table-row>
      </table:table>
      <table:table table:name="One Sided Results" table:style-name="ta1">
        <table:table-column table:style-name="co2" table:number-columns-repeated="7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275729" calcext:value-type="float">
            <text:p>3.275729</text:p>
          </table:table-cell>
          <table:table-cell office:value-type="float" office:value="3.329004" calcext:value-type="float">
            <text:p>3.329004</text:p>
          </table:table-cell>
          <table:table-cell office:value-type="float" office:value="3.340585" calcext:value-type="float">
            <text:p>3.340585</text:p>
          </table:table-cell>
          <table:table-cell office:value-type="float" office:value="3.356654" calcext:value-type="float">
            <text:p>3.356654</text:p>
          </table:table-cell>
          <table:table-cell office:value-type="float" office:value="3.421918" calcext:value-type="float">
            <text:p>3.421918</text:p>
          </table:table-cell>
          <table:table-cell table:formula="of:=AVERAGE([.B1];[.C1];[.D1];[.E1];[.F1])" office:value-type="float" office:value="3.344778" calcext:value-type="float">
            <text:p>3.3447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815778" calcext:value-type="float">
            <text:p>1.815778</text:p>
          </table:table-cell>
          <table:table-cell office:value-type="float" office:value="1.857322" calcext:value-type="float">
            <text:p>1.857322</text:p>
          </table:table-cell>
          <table:table-cell office:value-type="float" office:value="1.845969" calcext:value-type="float">
            <text:p>1.845969</text:p>
          </table:table-cell>
          <table:table-cell office:value-type="float" office:value="1.801826" calcext:value-type="float">
            <text:p>1.801826</text:p>
          </table:table-cell>
          <table:table-cell office:value-type="float" office:value="1.85349" calcext:value-type="float">
            <text:p>1.85349</text:p>
          </table:table-cell>
          <table:table-cell table:formula="of:=AVERAGE([.B2];[.C2];[.D2];[.E2];[.F2])" office:value-type="float" office:value="1.834877" calcext:value-type="float">
            <text:p>1.8348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490428" calcext:value-type="float">
            <text:p>1.490428</text:p>
          </table:table-cell>
          <table:table-cell office:value-type="float" office:value="1.49013" calcext:value-type="float">
            <text:p>1.49013</text:p>
          </table:table-cell>
          <table:table-cell office:value-type="float" office:value="1.490388" calcext:value-type="float">
            <text:p>1.490388</text:p>
          </table:table-cell>
          <table:table-cell office:value-type="float" office:value="1.509696" calcext:value-type="float">
            <text:p>1.509696</text:p>
          </table:table-cell>
          <table:table-cell office:value-type="float" office:value="1.07851" calcext:value-type="float">
            <text:p>1.07851</text:p>
          </table:table-cell>
          <table:table-cell table:formula="of:=AVERAGE([.B3];[.C3];[.D3];[.E3];[.F3])" office:value-type="float" office:value="1.4118304" calcext:value-type="float">
            <text:p>1.41183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46975" calcext:value-type="float">
            <text:p>0.746975</text:p>
          </table:table-cell>
          <table:table-cell office:value-type="float" office:value="0.752847" calcext:value-type="float">
            <text:p>0.752847</text:p>
          </table:table-cell>
          <table:table-cell office:value-type="float" office:value="0.754815" calcext:value-type="float">
            <text:p>0.754815</text:p>
          </table:table-cell>
          <table:table-cell office:value-type="float" office:value="0.747021" calcext:value-type="float">
            <text:p>0.747021</text:p>
          </table:table-cell>
          <table:table-cell office:value-type="float" office:value="0.764225" calcext:value-type="float">
            <text:p>0.764225</text:p>
          </table:table-cell>
          <table:table-cell table:formula="of:=AVERAGE([.B4];[.C4];[.D4];[.E4];[.F4])" office:value-type="float" office:value="0.7531766" calcext:value-type="float">
            <text:p>0.75317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85025" calcext:value-type="float">
            <text:p>0.585025</text:p>
          </table:table-cell>
          <table:table-cell office:value-type="float" office:value="0.60882" calcext:value-type="float">
            <text:p>0.60882</text:p>
          </table:table-cell>
          <table:table-cell office:value-type="float" office:value="0.601784" calcext:value-type="float">
            <text:p>0.601784</text:p>
          </table:table-cell>
          <table:table-cell office:value-type="float" office:value="0.60719" calcext:value-type="float">
            <text:p>0.60719</text:p>
          </table:table-cell>
          <table:table-cell office:value-type="float" office:value="0.604963" calcext:value-type="float">
            <text:p>0.604963</text:p>
          </table:table-cell>
          <table:table-cell table:formula="of:=AVERAGE([.B5];[.C5];[.D5];[.E5];[.F5])" office:value-type="float" office:value="0.6015564" calcext:value-type="float">
            <text:p>0.6015564</text:p>
          </table:table-cell>
        </table:table-row>
      </table:table>
      <table:table table:name="One Sided Plot" table:style-name="ta1">
        <table:shapes>
          <draw:frame draw:z-index="0" draw:style-name="gr1" draw:text-style-name="P1" svg:width="453.51pt" svg:height="255.09pt" svg:x="239.81pt" svg:y="2.83pt">
            <draw:object draw:notify-on-update-of-ranges="'One Sided Plot'.A1:'One Sided Plot'.A6 'One Sided Plot'.B1:'One Sided Plot'.B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# of processes</text:p>
          </table:table-cell>
          <table:table-cell office:value-type="string" calcext:value-type="string">
            <text:p>Time(s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44778" calcext:value-type="float">
            <text:p>3.3447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834877" calcext:value-type="float">
            <text:p>1.8348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4118304" calcext:value-type="float">
            <text:p>1.41183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531766" calcext:value-type="float">
            <text:p>0.75317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6015564" calcext:value-type="float">
            <text:p>0.6015564</text:p>
          </table:table-cell>
        </table:table-row>
      </table:table>
      <table:table table:name="Binary Results" table:style-name="ta1">
        <table:table-column table:style-name="co2" table:number-columns-repeated="7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70486" calcext:value-type="float">
            <text:p>3.370486</text:p>
          </table:table-cell>
          <table:table-cell office:value-type="float" office:value="3.357178" calcext:value-type="float">
            <text:p>3.357178</text:p>
          </table:table-cell>
          <table:table-cell office:value-type="float" office:value="3.425548" calcext:value-type="float">
            <text:p>3.425548</text:p>
          </table:table-cell>
          <table:table-cell office:value-type="float" office:value="3.376877" calcext:value-type="float">
            <text:p>3.376877</text:p>
          </table:table-cell>
          <table:table-cell office:value-type="float" office:value="3.431919" calcext:value-type="float">
            <text:p>3.431919</text:p>
          </table:table-cell>
          <table:table-cell table:formula="of:=AVERAGE([.B1];[.C1];[.D1];[.E1];[.F1])" office:value-type="float" office:value="3.3924016" calcext:value-type="float">
            <text:p>3.39240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99167" calcext:value-type="float">
            <text:p>1.99167</text:p>
          </table:table-cell>
          <table:table-cell office:value-type="float" office:value="1.953098" calcext:value-type="float">
            <text:p>1.953098</text:p>
          </table:table-cell>
          <table:table-cell office:value-type="float" office:value="1.989732" calcext:value-type="float">
            <text:p>1.989732</text:p>
          </table:table-cell>
          <table:table-cell office:value-type="float" office:value="1.938485" calcext:value-type="float">
            <text:p>1.938485</text:p>
          </table:table-cell>
          <table:table-cell office:value-type="float" office:value="1.937771" calcext:value-type="float">
            <text:p>1.937771</text:p>
          </table:table-cell>
          <table:table-cell table:formula="of:=AVERAGE([.B2];[.C2];[.D2];[.E2];[.F2])" office:value-type="float" office:value="1.9621512" calcext:value-type="float">
            <text:p>1.96215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84807" calcext:value-type="float">
            <text:p>0.984807</text:p>
          </table:table-cell>
          <table:table-cell office:value-type="float" office:value="0.98938" calcext:value-type="float">
            <text:p>0.98938</text:p>
          </table:table-cell>
          <table:table-cell office:value-type="float" office:value="0.987453" calcext:value-type="float">
            <text:p>0.987453</text:p>
          </table:table-cell>
          <table:table-cell office:value-type="float" office:value="0.963567" calcext:value-type="float">
            <text:p>0.963567</text:p>
          </table:table-cell>
          <table:table-cell office:value-type="float" office:value="0.986063" calcext:value-type="float">
            <text:p>0.986063</text:p>
          </table:table-cell>
          <table:table-cell table:formula="of:=AVERAGE([.B3];[.C3];[.D3];[.E3];[.F3])" office:value-type="float" office:value="0.982254" calcext:value-type="float">
            <text:p>0.9822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81294" calcext:value-type="float">
            <text:p>0.981294</text:p>
          </table:table-cell>
          <table:table-cell office:value-type="float" office:value="0.96127" calcext:value-type="float">
            <text:p>0.96127</text:p>
          </table:table-cell>
          <table:table-cell office:value-type="float" office:value="0.955358" calcext:value-type="float">
            <text:p>0.955358</text:p>
          </table:table-cell>
          <table:table-cell office:value-type="float" office:value="0.932241" calcext:value-type="float">
            <text:p>0.932241</text:p>
          </table:table-cell>
          <table:table-cell office:value-type="float" office:value="0.973851" calcext:value-type="float">
            <text:p>0.973851</text:p>
          </table:table-cell>
          <table:table-cell table:formula="of:=AVERAGE([.B4];[.C4];[.D4];[.E4];[.F4])" office:value-type="float" office:value="0.9608028" calcext:value-type="float">
            <text:p>0.96080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65057" calcext:value-type="float">
            <text:p>0.65057</text:p>
          </table:table-cell>
          <table:table-cell office:value-type="float" office:value="0.650356" calcext:value-type="float">
            <text:p>0.650356</text:p>
          </table:table-cell>
          <table:table-cell office:value-type="float" office:value="0.644536" calcext:value-type="float">
            <text:p>0.644536</text:p>
          </table:table-cell>
          <table:table-cell office:value-type="float" office:value="0.662733" calcext:value-type="float">
            <text:p>0.662733</text:p>
          </table:table-cell>
          <table:table-cell office:value-type="float" office:value="0.670552" calcext:value-type="float">
            <text:p>0.670552</text:p>
          </table:table-cell>
          <table:table-cell table:formula="of:=AVERAGE([.B5];[.C5];[.D5];[.E5];[.F5])" office:value-type="float" office:value="0.6557494" calcext:value-type="float">
            <text:p>0.6557494</text:p>
          </table:table-cell>
        </table:table-row>
      </table:table>
      <table:table table:name="Binary Plot" table:style-name="ta1">
        <table:shapes>
          <draw:frame draw:z-index="0" draw:style-name="gr1" draw:text-style-name="P1" svg:width="453.51pt" svg:height="255.09pt" svg:x="97.74pt" svg:y="2.83pt">
            <draw:object draw:notify-on-update-of-ranges="'Binary Plot'.A1:'Binary Plot'.A6 'Binary Plot'.B1:'Binary Plot'.B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 of processes</text:p>
          </table:table-cell>
          <table:table-cell office:value-type="string" calcext:value-type="string">
            <text:p>Time(s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924016" calcext:value-type="float">
            <text:p>3.39240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9621512" calcext:value-type="float">
            <text:p>1.96215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82254" calcext:value-type="float">
            <text:p>0.9822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608028" calcext:value-type="float">
            <text:p>0.96080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6557494" calcext:value-type="float">
            <text:p>0.6557494</text:p>
          </table:table-cell>
        </table:table-row>
      </table:table>
      <table:table table:name="All Methods Plot" table:style-name="ta1">
        <table:shapes>
          <draw:frame draw:z-index="0" draw:style-name="gr1" draw:text-style-name="P1" svg:width="453.51pt" svg:height="255.09pt" svg:x="491.05pt" svg:y="2.83pt">
            <draw:object draw:notify-on-update-of-ranges="'All Methods Plot'.A2:'All Methods Plot'.A6 'All Methods Plot'.B1:'All Methods Plot'.B1 'All Methods Plot'.B2:'All Methods Plot'.B6 'All Methods Plot'.C1:'All Methods Plot'.C1 'All Methods Plot'.C2:'All Methods Plot'.C6 'All Methods Plot'.D1:'All Methods Plot'.D1 'All Methods Plot'.D2:'All Methods Plot'.D6 'All Methods Plot'.E1:'All Methods Plot'.E1 'All Methods Plot'.E2:'All Methods Plot'.E6 'All Methods Plot'.F1:'All Methods Plot'.F1 'All Methods Plot'.F2:'All Methods Plot'.F6 'All Methods Plot'.G1:'All Methods Plot'.G1 'All Methods Plot'.G2:'All Methods Plot'.G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0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# of processes</text:p>
          </table:table-cell>
          <table:table-cell office:value-type="string" calcext:value-type="string">
            <text:p>Linear Blocking</text:p>
          </table:table-cell>
          <table:table-cell office:value-type="string" calcext:value-type="string">
            <text:p>Non Blocking</text:p>
          </table:table-cell>
          <table:table-cell office:value-type="string" calcext:value-type="string">
            <text:p>MPI_Gather</text:p>
          </table:table-cell>
          <table:table-cell office:value-type="string" calcext:value-type="string">
            <text:p>MPI_Reduce</text:p>
          </table:table-cell>
          <table:table-cell office:value-type="string" calcext:value-type="string">
            <text:p>One Sided Communication</text:p>
          </table:table-cell>
          <table:table-cell office:value-type="string" calcext:value-type="string">
            <text:p>Binary Tree Reducti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490534" calcext:value-type="float">
            <text:p>3.3490534</text:p>
          </table:table-cell>
          <table:table-cell office:value-type="float" office:value="3.3671362" calcext:value-type="float">
            <text:p>3.3671362</text:p>
          </table:table-cell>
          <table:table-cell office:value-type="float" office:value="3.50889" calcext:value-type="float">
            <text:p>3.50889</text:p>
          </table:table-cell>
          <table:table-cell office:value-type="float" office:value="3.3368436" calcext:value-type="float">
            <text:p>3.3368436</text:p>
          </table:table-cell>
          <table:table-cell office:value-type="float" office:value="3.344778" calcext:value-type="float">
            <text:p>3.344778</text:p>
          </table:table-cell>
          <table:table-cell office:value-type="float" office:value="3.3924016" calcext:value-type="float">
            <text:p>3.39240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9123962" calcext:value-type="float">
            <text:p>1.9123962</text:p>
          </table:table-cell>
          <table:table-cell office:value-type="float" office:value="1.9643796" calcext:value-type="float">
            <text:p>1.9643796</text:p>
          </table:table-cell>
          <table:table-cell office:value-type="float" office:value="1.962696" calcext:value-type="float">
            <text:p>1.962696</text:p>
          </table:table-cell>
          <table:table-cell office:value-type="float" office:value="1.865151" calcext:value-type="float">
            <text:p>1.865151</text:p>
          </table:table-cell>
          <table:table-cell office:value-type="float" office:value="1.834877" calcext:value-type="float">
            <text:p>1.834877</text:p>
          </table:table-cell>
          <table:table-cell office:value-type="float" office:value="1.9621512" calcext:value-type="float">
            <text:p>1.96215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439648" calcext:value-type="float">
            <text:p>0.9439648</text:p>
          </table:table-cell>
          <table:table-cell office:value-type="float" office:value="0.961347" calcext:value-type="float">
            <text:p>0.961347</text:p>
          </table:table-cell>
          <table:table-cell office:value-type="float" office:value="1.5188066" calcext:value-type="float">
            <text:p>1.5188066</text:p>
          </table:table-cell>
          <table:table-cell office:value-type="float" office:value="0.9683832" calcext:value-type="float">
            <text:p>0.9683832</text:p>
          </table:table-cell>
          <table:table-cell office:value-type="float" office:value="1.4118304" calcext:value-type="float">
            <text:p>1.4118304</text:p>
          </table:table-cell>
          <table:table-cell office:value-type="float" office:value="0.982254" calcext:value-type="float">
            <text:p>0.9822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759898" calcext:value-type="float">
            <text:p>0.9759898</text:p>
          </table:table-cell>
          <table:table-cell office:value-type="float" office:value="1.0023906" calcext:value-type="float">
            <text:p>1.0023906</text:p>
          </table:table-cell>
          <table:table-cell office:value-type="float" office:value="0.9598548" calcext:value-type="float">
            <text:p>0.9598548</text:p>
          </table:table-cell>
          <table:table-cell office:value-type="float" office:value="0.7541744" calcext:value-type="float">
            <text:p>0.7541744</text:p>
          </table:table-cell>
          <table:table-cell office:value-type="float" office:value="0.7531766" calcext:value-type="float">
            <text:p>0.7531766</text:p>
          </table:table-cell>
          <table:table-cell office:value-type="float" office:value="0.9608028" calcext:value-type="float">
            <text:p>0.96080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052562" calcext:value-type="float">
            <text:p>0.5052562</text:p>
          </table:table-cell>
          <table:table-cell office:value-type="float" office:value="0.7122522" calcext:value-type="float">
            <text:p>0.7122522</text:p>
          </table:table-cell>
          <table:table-cell office:value-type="float" office:value="0.5040776" calcext:value-type="float">
            <text:p>0.5040776</text:p>
          </table:table-cell>
          <table:table-cell office:value-type="float" office:value="0.5037696" calcext:value-type="float">
            <text:p>0.5037696</text:p>
          </table:table-cell>
          <table:table-cell office:value-type="float" office:value="0.6015564" calcext:value-type="float">
            <text:p>0.6015564</text:p>
          </table:table-cell>
          <table:table-cell office:value-type="float" office:value="0.6557494" calcext:value-type="float">
            <text:p>0.65574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23:46:52.910534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23:46:54.860515917</meta:creation-date>
    <meta:editing-duration>PT55S</meta:editing-duration>
    <meta:editing-cycles>2</meta:editing-cycles>
    <meta:generator>LibreOffice/6.0.7.3$Linux_X86_64 LibreOffice_project/00m0$Build-3</meta:generator>
    <dc:date>2020-05-19T23:47:47.967988983</dc:date>
    <meta:document-statistic meta:table-count="13" meta:cell-count="32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Blocking Plot'.A1:'Blocking Plot'.B6" chart:data-source-has-labels="both" svg:x="1.331cm" svg:y="0.18cm" svg:width="14.349cm" svg:height="7.659cm">
          <chartooo:coordinate-region svg:x="2.058cm" svg:y="0.379cm" svg:width="13.342cm" svg:height="6.813cm"/>
          <chart:axis chart:dimension="x" chart:name="primary-x" chart:style-name="ch3" chartooo:axis-type="auto">
            <chartooo:date-scale/>
            <chart:title svg:x="7.403cm" svg:y="8.019cm" chart:style-name="ch4">
              <text:p># of processes</text:p>
            </chart:title>
            <chart:categories table:cell-range-address="'Blocking Plot'.A2:'Blocking Plot'.A6"/>
          </chart:axis>
          <chart:axis chart:dimension="y" chart:name="primary-y" chart:style-name="ch3">
            <chart:title svg:x="0.451cm" svg:y="4.609cm" chart:style-name="ch5">
              <text:p>Time(s)</text:p>
            </chart:title>
            <chart:grid chart:style-name="ch6" chart:class="major"/>
          </chart:axis>
          <chart:series chart:style-name="ch7" chart:values-cell-range-address="'Blocking Plot'.B2:'Blocking Plot'.B6" chart:label-cell-address="'Blocking Plot'.B1:'Blocking Plot'.B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  <draw:g>
                  <svg:desc>'Blocking Plot'.B1:'Blocking Plot'.B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Blocking Plot'.A2:'Blocking Plot'.A6</svg:desc>
                </draw:g>
              </table:table-cell>
              <table:table-cell office:value-type="float" office:value="3.3490534">
                <text:p>3.3490534</text:p>
                <draw:g>
                  <svg:desc>'Blocking Plot'.B2:'Blocking Plot'.B6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9123962">
                <text:p>1.912396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439648">
                <text:p>0.943964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759898">
                <text:p>0.975989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052562">
                <text:p>0.50525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Non Blocking Plot'.A1:'Non Blocking Plot'.B6" chart:data-source-has-labels="column" svg:x="1.331cm" svg:y="0.18cm" svg:width="14.349cm" svg:height="8.64cm">
          <chartooo:coordinate-region svg:x="2.469cm" svg:y="0.379cm" svg:width="12.931cm" svg:height="7.794cm"/>
          <chart:axis chart:dimension="x" chart:name="primary-x" chart:style-name="ch3" chartooo:axis-type="auto">
            <chartooo:date-scale/>
            <chart:categories table:cell-range-address="'Non Blocking Plot'.A1:'Non Blocking Plot'.A6"/>
          </chart:axis>
          <chart:axis chart:dimension="y" chart:name="primary-y" chart:style-name="ch3">
            <chart:title svg:x="0.451cm" svg:y="5.139cm" chart:style-name="ch4">
              <text:p>Time (s)</text:p>
            </chart:title>
            <chart:grid chart:style-name="ch5" chart:class="major"/>
          </chart:axis>
          <chart:series chart:style-name="ch6" chart:values-cell-range-address="'Non Blocking Plot'.B1:'Non Blocking Plot'.B6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# of processes</text:p>
                <draw:g>
                  <svg:desc>'Non Blocking Plot'.A1:'Non Blocking Plot'.A6</svg:desc>
                </draw:g>
              </table:table-cell>
              <table:table-cell office:value-type="float" office:value="NaN">
                <text:p>NaN</text:p>
                <draw:g>
                  <svg:desc>'Non Blocking Plot'.B1:'Non Blocking Plot'.B6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3671362">
                <text:p>3.36713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9643796">
                <text:p>1.964379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61347">
                <text:p>0.96134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0023906">
                <text:p>1.002390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7122522">
                <text:p>0.71225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Gather Plot'.A1:'Gather Plot'.B6" chart:data-source-has-labels="column" svg:x="0.32cm" svg:y="0.18cm" svg:width="15.36cm" svg:height="8.64cm">
          <chartooo:coordinate-region svg:x="2.04cm" svg:y="0.379cm" svg:width="13.36cm" svg:height="7.794cm"/>
          <chart:axis chart:dimension="x" chart:name="primary-x" chart:style-name="ch3" chartooo:axis-type="auto">
            <chartooo:date-scale/>
            <chart:categories table:cell-range-address="'Gather Plot'.A1:'Gather Plot'.A6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Gather Plot'.B1:'Gather Plot'.B6" chart:class="chart:line"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# of processesTime(s)</text:p>
                <draw:g>
                  <svg:desc>'Gather Plot'.A1:'Gather Plot'.A6</svg:desc>
                </draw:g>
              </table:table-cell>
              <table:table-cell office:value-type="float" office:value="NaN">
                <text:p>NaN</text:p>
                <draw:g>
                  <svg:desc>'Gather Plot'.B1:'Gather Plot'.B6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50889">
                <text:p>3.508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962696">
                <text:p>1.96269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5188066">
                <text:p>1.518806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598548">
                <text:p>0.959854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040776">
                <text:p>0.50407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Reduce Plot'.A1:'Reduce Plot'.B6" chart:data-source-has-labels="column" svg:x="1.331cm" svg:y="0.18cm" svg:width="14.349cm" svg:height="8.64cm">
          <chartooo:coordinate-region svg:x="2.469cm" svg:y="0.379cm" svg:width="12.931cm" svg:height="7.794cm"/>
          <chart:axis chart:dimension="x" chart:name="primary-x" chart:style-name="ch3" chartooo:axis-type="auto">
            <chartooo:date-scale/>
            <chart:categories table:cell-range-address="'Reduce Plot'.A1:'Reduce Plot'.A6"/>
          </chart:axis>
          <chart:axis chart:dimension="y" chart:name="primary-y" chart:style-name="ch3">
            <chart:title svg:x="0.451cm" svg:y="5.1cm" chart:style-name="ch4">
              <text:p>Time(s)</text:p>
            </chart:title>
            <chart:grid chart:style-name="ch5" chart:class="major"/>
          </chart:axis>
          <chart:series chart:style-name="ch6" chart:values-cell-range-address="'Reduce Plot'.B1:'Reduce Plot'.B6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# of processes</text:p>
                <draw:g>
                  <svg:desc>'Reduce Plot'.A1:'Reduce Plot'.A6</svg:desc>
                </draw:g>
              </table:table-cell>
              <table:table-cell office:value-type="float" office:value="NaN">
                <text:p>NaN</text:p>
                <draw:g>
                  <svg:desc>'Reduce Plot'.B1:'Reduce Plot'.B6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3368436">
                <text:p>3.33684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865151">
                <text:p>1.86515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502678">
                <text:p>1.50267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7541744">
                <text:p>0.754174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037696">
                <text:p>0.50376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One Sided Plot'.A1:'One Sided Plot'.B6" chart:data-source-has-labels="column" svg:x="1.331cm" svg:y="0.18cm" svg:width="14.349cm" svg:height="8.64cm">
          <chartooo:coordinate-region svg:x="2.469cm" svg:y="0.379cm" svg:width="12.931cm" svg:height="7.794cm"/>
          <chart:axis chart:dimension="x" chart:name="primary-x" chart:style-name="ch3" chartooo:axis-type="auto">
            <chartooo:date-scale/>
            <chart:categories table:cell-range-address="'One Sided Plot'.A1:'One Sided Plot'.A6"/>
          </chart:axis>
          <chart:axis chart:dimension="y" chart:name="primary-y" chart:style-name="ch3">
            <chart:title svg:x="0.451cm" svg:y="5.1cm" chart:style-name="ch4">
              <text:p>Time(s)</text:p>
            </chart:title>
            <chart:grid chart:style-name="ch5" chart:class="major"/>
          </chart:axis>
          <chart:series chart:style-name="ch6" chart:values-cell-range-address="'One Sided Plot'.B1:'One Sided Plot'.B6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# of processes</text:p>
                <draw:g>
                  <svg:desc>'One Sided Plot'.A1:'One Sided Plot'.A6</svg:desc>
                </draw:g>
              </table:table-cell>
              <table:table-cell office:value-type="float" office:value="NaN">
                <text:p>NaN</text:p>
                <draw:g>
                  <svg:desc>'One Sided Plot'.B1:'One Sided Plot'.B6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344778">
                <text:p>3.34477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834877">
                <text:p>1.83487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4118304">
                <text:p>1.411830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7531766">
                <text:p>0.753176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6015564">
                <text:p>0.60155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Binary Plot'.A1:'Binary Plot'.B6" chart:data-source-has-labels="column" svg:x="1.331cm" svg:y="0.18cm" svg:width="14.349cm" svg:height="8.64cm">
          <chartooo:coordinate-region svg:x="2.469cm" svg:y="0.379cm" svg:width="12.931cm" svg:height="7.794cm"/>
          <chart:axis chart:dimension="x" chart:name="primary-x" chart:style-name="ch3" chartooo:axis-type="auto">
            <chartooo:date-scale/>
            <chart:categories table:cell-range-address="'Binary Plot'.A1:'Binary Plot'.A6"/>
          </chart:axis>
          <chart:axis chart:dimension="y" chart:name="primary-y" chart:style-name="ch3">
            <chart:title svg:x="0.451cm" svg:y="5.1cm" chart:style-name="ch4">
              <text:p>Time(s)</text:p>
            </chart:title>
            <chart:grid chart:style-name="ch5" chart:class="major"/>
          </chart:axis>
          <chart:series chart:style-name="ch6" chart:values-cell-range-address="'Binary Plot'.B1:'Binary Plot'.B6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# of processes</text:p>
                <draw:g>
                  <svg:desc>'Binary Plot'.A1:'Binary Plot'.A6</svg:desc>
                </draw:g>
              </table:table-cell>
              <table:table-cell office:value-type="float" office:value="NaN">
                <text:p>NaN</text:p>
                <draw:g>
                  <svg:desc>'Binary Plot'.B1:'Binary Plot'.B6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3924016">
                <text:p>3.392401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9621512">
                <text:p>1.962151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82254">
                <text:p>0.98225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608028">
                <text:p>0.960802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6557494">
                <text:p>0.655749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144cm" svg:y="2.956cm" style:legend-expansion="high" chart:style-name="ch2"/>
        <chart:plot-area chart:style-name="ch3" table:cell-range-address="'All Methods Plot'.A2:'All Methods Plot'.G6 'All Methods Plot'.B1:'All Methods Plot'.G1" chart:data-source-has-labels="both" svg:x="1.331cm" svg:y="0.18cm" svg:width="9.493cm" svg:height="7.659cm">
          <chartooo:coordinate-region svg:x="2.058cm" svg:y="0.379cm" svg:width="8.766cm" svg:height="6.813cm"/>
          <chart:axis chart:dimension="x" chart:name="primary-x" chart:style-name="ch4" chartooo:axis-type="auto">
            <chartooo:date-scale/>
            <chart:title svg:x="4.975cm" svg:y="8.019cm" chart:style-name="ch5">
              <text:p># of processes</text:p>
            </chart:title>
            <chart:categories table:cell-range-address="'All Methods Plot'.A2:'All Methods Plot'.A6"/>
          </chart:axis>
          <chart:axis chart:dimension="y" chart:name="primary-y" chart:style-name="ch6">
            <chart:title svg:x="0.451cm" svg:y="4.609cm" chart:style-name="ch7">
              <text:p>Time(s)</text:p>
            </chart:title>
            <chart:grid chart:style-name="ch8" chart:class="major"/>
          </chart:axis>
          <chart:series chart:style-name="ch9" chart:values-cell-range-address="'All Methods Plot'.B2:'All Methods Plot'.B6" chart:label-cell-address="'All Methods Plot'.B1:'All Methods Plot'.B1" chart:class="chart:bar">
            <chart:data-point chart:repeated="5"/>
          </chart:series>
          <chart:series chart:style-name="ch10" chart:values-cell-range-address="'All Methods Plot'.C2:'All Methods Plot'.C6" chart:label-cell-address="'All Methods Plot'.C1:'All Methods Plot'.C1" chart:class="chart:bar">
            <chart:data-point chart:repeated="5"/>
          </chart:series>
          <chart:series chart:style-name="ch11" chart:values-cell-range-address="'All Methods Plot'.D2:'All Methods Plot'.D6" chart:label-cell-address="'All Methods Plot'.D1:'All Methods Plot'.D1" chart:class="chart:bar">
            <chart:data-point chart:repeated="5"/>
          </chart:series>
          <chart:series chart:style-name="ch12" chart:values-cell-range-address="'All Methods Plot'.E2:'All Methods Plot'.E6" chart:label-cell-address="'All Methods Plot'.E1:'All Methods Plot'.E1" chart:class="chart:bar">
            <chart:data-point chart:repeated="5"/>
          </chart:series>
          <chart:series chart:style-name="ch13" chart:values-cell-range-address="'All Methods Plot'.F2:'All Methods Plot'.F6" chart:label-cell-address="'All Methods Plot'.F1:'All Methods Plot'.F1" chart:class="chart:bar">
            <chart:data-point chart:repeated="5"/>
          </chart:series>
          <chart:series chart:style-name="ch14" chart:values-cell-range-address="'All Methods Plot'.G2:'All Methods Plot'.G6" chart:label-cell-address="'All Methods Plot'.G1:'All Methods Plot'.G1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Blocking</text:p>
                <draw:g>
                  <svg:desc>'All Methods Plot'.B1:'All Methods Plot'.B1</svg:desc>
                </draw:g>
              </table:table-cell>
              <table:table-cell office:value-type="string">
                <text:p>Non Blocking</text:p>
                <draw:g>
                  <svg:desc>'All Methods Plot'.C1:'All Methods Plot'.C1</svg:desc>
                </draw:g>
              </table:table-cell>
              <table:table-cell office:value-type="string">
                <text:p>MPI_Gather</text:p>
                <draw:g>
                  <svg:desc>'All Methods Plot'.D1:'All Methods Plot'.D1</svg:desc>
                </draw:g>
              </table:table-cell>
              <table:table-cell office:value-type="string">
                <text:p>MPI_Reduce</text:p>
                <draw:g>
                  <svg:desc>'All Methods Plot'.E1:'All Methods Plot'.E1</svg:desc>
                </draw:g>
              </table:table-cell>
              <table:table-cell office:value-type="string">
                <text:p>One Sided Communication</text:p>
                <draw:g>
                  <svg:desc>'All Methods Plot'.F1:'All Methods Plot'.F1</svg:desc>
                </draw:g>
              </table:table-cell>
              <table:table-cell office:value-type="string">
                <text:p>Binary Tree Reduction</text:p>
                <draw:g>
                  <svg:desc>'All Methods Plot'.G1:'All Methods Plot'.G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All Methods Plot'.A2:'All Methods Plot'.A6</svg:desc>
                </draw:g>
              </table:table-cell>
              <table:table-cell office:value-type="float" office:value="3.3490534">
                <text:p>3.3490534</text:p>
                <draw:g>
                  <svg:desc>'All Methods Plot'.B2:'All Methods Plot'.B6</svg:desc>
                </draw:g>
              </table:table-cell>
              <table:table-cell office:value-type="float" office:value="3.3671362">
                <text:p>3.3671362</text:p>
                <draw:g>
                  <svg:desc>'All Methods Plot'.C2:'All Methods Plot'.C6</svg:desc>
                </draw:g>
              </table:table-cell>
              <table:table-cell office:value-type="float" office:value="3.50889">
                <text:p>3.50889</text:p>
                <draw:g>
                  <svg:desc>'All Methods Plot'.D2:'All Methods Plot'.D6</svg:desc>
                </draw:g>
              </table:table-cell>
              <table:table-cell office:value-type="float" office:value="3.3368436">
                <text:p>3.3368436</text:p>
                <draw:g>
                  <svg:desc>'All Methods Plot'.E2:'All Methods Plot'.E6</svg:desc>
                </draw:g>
              </table:table-cell>
              <table:table-cell office:value-type="float" office:value="3.344778">
                <text:p>3.344778</text:p>
                <draw:g>
                  <svg:desc>'All Methods Plot'.F2:'All Methods Plot'.F6</svg:desc>
                </draw:g>
              </table:table-cell>
              <table:table-cell office:value-type="float" office:value="3.3924016">
                <text:p>3.3924016</text:p>
                <draw:g>
                  <svg:desc>'All Methods Plot'.G2:'All Methods Plot'.G6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9123962">
                <text:p>1.9123962</text:p>
              </table:table-cell>
              <table:table-cell office:value-type="float" office:value="1.9643796">
                <text:p>1.9643796</text:p>
              </table:table-cell>
              <table:table-cell office:value-type="float" office:value="1.962696">
                <text:p>1.962696</text:p>
              </table:table-cell>
              <table:table-cell office:value-type="float" office:value="1.865151">
                <text:p>1.865151</text:p>
              </table:table-cell>
              <table:table-cell office:value-type="float" office:value="1.834877">
                <text:p>1.834877</text:p>
              </table:table-cell>
              <table:table-cell office:value-type="float" office:value="1.9621512">
                <text:p>1.962151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439648">
                <text:p>0.9439648</text:p>
              </table:table-cell>
              <table:table-cell office:value-type="float" office:value="0.961347">
                <text:p>0.961347</text:p>
              </table:table-cell>
              <table:table-cell office:value-type="float" office:value="1.5188066">
                <text:p>1.5188066</text:p>
              </table:table-cell>
              <table:table-cell office:value-type="float" office:value="0.9683832">
                <text:p>0.9683832</text:p>
              </table:table-cell>
              <table:table-cell office:value-type="float" office:value="1.4118304">
                <text:p>1.4118304</text:p>
              </table:table-cell>
              <table:table-cell office:value-type="float" office:value="0.982254">
                <text:p>0.98225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759898">
                <text:p>0.9759898</text:p>
              </table:table-cell>
              <table:table-cell office:value-type="float" office:value="1.0023906">
                <text:p>1.0023906</text:p>
              </table:table-cell>
              <table:table-cell office:value-type="float" office:value="0.9598548">
                <text:p>0.9598548</text:p>
              </table:table-cell>
              <table:table-cell office:value-type="float" office:value="0.7541744">
                <text:p>0.7541744</text:p>
              </table:table-cell>
              <table:table-cell office:value-type="float" office:value="0.7531766">
                <text:p>0.7531766</text:p>
              </table:table-cell>
              <table:table-cell office:value-type="float" office:value="0.9608028">
                <text:p>0.960802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052562">
                <text:p>0.5052562</text:p>
              </table:table-cell>
              <table:table-cell office:value-type="float" office:value="0.7122522">
                <text:p>0.7122522</text:p>
              </table:table-cell>
              <table:table-cell office:value-type="float" office:value="0.5040776">
                <text:p>0.5040776</text:p>
              </table:table-cell>
              <table:table-cell office:value-type="float" office:value="0.5037696">
                <text:p>0.5037696</text:p>
              </table:table-cell>
              <table:table-cell office:value-type="float" office:value="0.6015564">
                <text:p>0.6015564</text:p>
              </table:table-cell>
              <table:table-cell office:value-type="float" office:value="0.6557494">
                <text:p>0.655749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